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0.893cm" fo:min-width="1.913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1.188cm" fo:min-width="0.938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333333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0.813cm" fo:min-width="1.833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333333" draw:marker-start-width="0.321cm" draw:marker-end-width="0.321cm" draw:fill-color="#ffffff" draw:textarea-horizontal-align="justify" draw:textarea-vertical-align="middle" draw:auto-grow-height="false" fo:min-height="1.108cm" fo:min-width="0.858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3333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4000" style:font-name="Roboto Slab"/>
    </style:style>
    <style:style style:name="P3" style:family="paragraph">
      <loext:graphic-properties draw:fill="solid" draw:fill-color="#ffffff"/>
      <style:paragraph-properties fo:text-align="center"/>
      <style:text-properties style:font-name="Roboto Slab"/>
    </style:style>
    <style:style style:name="P4" style:family="paragraph">
      <loext:graphic-properties draw:fill="solid"/>
      <style:paragraph-properties fo:text-align="center"/>
      <style:text-properties style:font-name="Roboto Slab"/>
    </style:style>
    <style:style style:name="T1" style:family="text">
      <style:text-properties fo:color="#ff4000" style:font-name="Roboto Slab"/>
    </style:style>
    <style:style style:name="T2" style:family="text">
      <style:text-properties style:font-name="Roboto Sla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1.143cm" svg:x="1.762cm" svg:y="1.917cm">
          <text:p text:style-name="P1"><text:span text:style-name="T1">a/</text:span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3cm" svg:height="1.143cm" svg:x="6.762cm" svg:y="1.917cm">
          <text:p text:style-name="P1"><text:span text:style-name="T1">b/</text:span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3cm" svg:height="1.143cm" svg:x="15.762cm" svg:y="1.917cm">
          <text:p text:style-name="P1"><text:span text:style-name="T1">e/4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413cm" svg:height="1.143cm" svg:x="12.762cm" svg:y="4.953cm">
          <text:p text:style-name="P1"><text:span text:style-name="T1">d/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3cm" svg:height="1.143cm" svg:x="9.762cm" svg:y="4.953cm">
          <text:p text:style-name="P1"><text:span text:style-name="T1">c/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032cm" svg:height="2.032cm" svg:x="11.46cm" svg:y="1.472cm">
          <text:p text:style-name="P1"><text:span text:style-name="T1">n1/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476cm" svg:y1="3.504cm" svg:x2="10.968cm" svg:y2="4.953cm" draw:start-shape="id1" draw:start-glue-point="8" draw:end-shape="id2" draw:end-glue-point="0" svg:d="M12476 3504l-1508 1449" svg:viewBox="0 0 1509 1450">
          <text:p text:style-name="P1"><text:span text:style-name="T2">0 <text:s text:c="4"/></text:span></text:p>
        </draw:connector>
        <draw:connector draw:style-name="gr3" draw:text-style-name="P3" draw:layer="layout" draw:type="line" svg:x1="12.476cm" svg:y1="3.504cm" svg:x2="13.968cm" svg:y2="4.953cm" draw:start-shape="id1" draw:start-glue-point="8" draw:end-shape="id3" draw:end-glue-point="0" svg:d="M12476 3504l1492 1449" svg:viewBox="0 0 1493 1450">
          <text:p text:style-name="P1"><text:span text:style-name="T2"><text:s text:c="6"/></text:span><text:span text:style-name="T2">1</text:span></text:p>
        </draw:connector>
        <draw:custom-shape draw:style-name="gr4" draw:text-style-name="P2" xml:id="id8" draw:id="id8" draw:layer="layout" svg:width="2.413cm" svg:height="1.143cm" svg:x="2.762cm" svg:y="12.916cm">
          <text:p text:style-name="P1"><text:span text:style-name="T1">a/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413cm" svg:height="1.143cm" svg:x="5.762cm" svg:y="12.916cm">
          <text:p text:style-name="P1"><text:span text:style-name="T1">b/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143cm" svg:x="15.762cm" svg:y="9.916cm">
          <text:p text:style-name="P1"><text:span text:style-name="T1">e/4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2.413cm" svg:height="1.143cm" svg:x="12.762cm" svg:y="12.952cm">
          <text:p text:style-name="P1"><text:span text:style-name="T1">d/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2.413cm" svg:height="1.143cm" svg:x="9.762cm" svg:y="12.952cm">
          <text:p text:style-name="P1"><text:span text:style-name="T1">c/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032cm" svg:height="2.032cm" svg:x="11.46cm" svg:y="9.471cm">
          <text:p text:style-name="P1"><text:span text:style-name="T1">n1/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476cm" svg:y1="11.503cm" svg:x2="10.968cm" svg:y2="12.952cm" draw:start-shape="id4" draw:start-glue-point="8" draw:end-shape="id5" draw:end-glue-point="0" svg:d="M12476 11503l-1508 1449" svg:viewBox="0 0 1509 1450">
          <text:p text:style-name="P1"><text:span text:style-name="T2">0 <text:s text:c="4"/></text:span></text:p>
        </draw:connector>
        <draw:connector draw:style-name="gr3" draw:text-style-name="P3" draw:layer="layout" draw:type="line" svg:x1="12.476cm" svg:y1="11.503cm" svg:x2="13.968cm" svg:y2="12.952cm" draw:start-shape="id4" draw:start-glue-point="8" draw:end-shape="id6" draw:end-glue-point="0" svg:d="M12476 11503l1492 1449" svg:viewBox="0 0 1493 1450">
          <text:p text:style-name="P1"><text:span text:style-name="T2"><text:s text:c="6"/></text:span><text:span text:style-name="T2">1</text:span></text:p>
        </draw:connector>
        <draw:custom-shape draw:style-name="gr5" draw:text-style-name="P2" xml:id="id7" draw:id="id7" draw:layer="layout" svg:width="2.032cm" svg:height="2.032cm" svg:x="4.46cm" svg:y="9.471cm">
          <text:p text:style-name="P1"><text:span text:style-name="T1">n2/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5.476cm" svg:y1="11.503cm" svg:x2="3.968cm" svg:y2="12.916cm" draw:start-shape="id7" draw:start-glue-point="8" draw:end-shape="id8" draw:end-glue-point="0" svg:d="M5476 11503l-1508 1413" svg:viewBox="0 0 1509 1414">
          <text:p text:style-name="P1"><text:span text:style-name="T2">0 <text:s text:c="4"/></text:span></text:p>
        </draw:connector>
        <draw:connector draw:style-name="gr6" draw:text-style-name="P4" draw:layer="layout" draw:type="line" svg:x1="5.476cm" svg:y1="11.503cm" svg:x2="6.968cm" svg:y2="12.916cm" draw:start-shape="id7" draw:start-glue-point="8" draw:end-shape="id9" draw:end-glue-point="0" svg:d="M5476 11503l1492 1413" svg:viewBox="0 0 1493 1414">
          <text:p text:style-name="P1"><text:span text:style-name="T2"><text:s text:c="6"/></text:span><text:span text:style-name="T2">1</text:span></text:p>
        </draw:connector>
        <draw:custom-shape draw:style-name="gr4" draw:text-style-name="P2" xml:id="id14" draw:id="id14" draw:layer="layout" svg:width="2.413cm" svg:height="1.143cm" svg:x="2.762cm" svg:y="25.916cm">
          <text:p text:style-name="P1"><text:span text:style-name="T1">a/</text:span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2.413cm" svg:height="1.143cm" svg:x="5.762cm" svg:y="25.916cm">
          <text:p text:style-name="P1"><text:span text:style-name="T1">b/</text:span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2.413cm" svg:height="1.143cm" svg:x="12.762cm" svg:y="25.952cm">
          <text:p text:style-name="P1"><text:span text:style-name="T1">d/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2.413cm" svg:height="1.143cm" svg:x="9.762cm" svg:y="25.952cm">
          <text:p text:style-name="P1"><text:span text:style-name="T1">c/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2.032cm" svg:height="2.032cm" svg:x="11.46cm" svg:y="22.471cm">
          <text:p text:style-name="P1"><text:span text:style-name="T1">n1/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476cm" svg:y1="24.503cm" svg:x2="10.968cm" svg:y2="25.952cm" draw:start-shape="id10" draw:start-glue-point="8" draw:end-shape="id11" draw:end-glue-point="0" svg:d="M12476 24503l-1508 1449" svg:viewBox="0 0 1509 1450">
          <text:p text:style-name="P1"><text:span text:style-name="T2">0 <text:s text:c="4"/></text:span></text:p>
        </draw:connector>
        <draw:connector draw:style-name="gr3" draw:text-style-name="P3" draw:layer="layout" draw:type="line" svg:x1="12.476cm" svg:y1="24.503cm" svg:x2="13.968cm" svg:y2="25.952cm" draw:start-shape="id10" draw:start-glue-point="8" draw:end-shape="id12" draw:end-glue-point="0" svg:d="M12476 24503l1492 1449" svg:viewBox="0 0 1493 1450">
          <text:p text:style-name="P1"><text:span text:style-name="T2"><text:s text:c="6"/></text:span><text:span text:style-name="T2">1</text:span></text:p>
        </draw:connector>
        <draw:custom-shape draw:style-name="gr5" draw:text-style-name="P2" xml:id="id13" draw:id="id13" draw:layer="layout" svg:width="2.032cm" svg:height="2.032cm" svg:x="4.46cm" svg:y="22.471cm">
          <text:p text:style-name="P1"><text:span text:style-name="T1">n2/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5.476cm" svg:y1="24.503cm" svg:x2="3.968cm" svg:y2="25.916cm" draw:start-shape="id13" draw:start-glue-point="8" draw:end-shape="id14" draw:end-glue-point="0" svg:d="M5476 24503l-1508 1413" svg:viewBox="0 0 1509 1414">
          <text:p text:style-name="P1"><text:span text:style-name="T2">0 <text:s text:c="4"/></text:span></text:p>
        </draw:connector>
        <draw:connector draw:style-name="gr6" draw:text-style-name="P4" draw:layer="layout" draw:type="line" svg:x1="5.476cm" svg:y1="24.503cm" svg:x2="6.968cm" svg:y2="25.916cm" draw:start-shape="id13" draw:start-glue-point="8" draw:end-shape="id15" draw:end-glue-point="0" svg:d="M5476 24503l1492 1413" svg:viewBox="0 0 1493 1414">
          <text:p text:style-name="P1"><text:span text:style-name="T2"><text:s text:c="6"/></text:span><text:span text:style-name="T2">1</text:span></text:p>
        </draw:connector>
        <draw:custom-shape draw:style-name="gr5" draw:text-style-name="P2" xml:id="id16" draw:id="id16" draw:layer="layout" svg:width="2.032cm" svg:height="2.032cm" svg:x="7.96cm" svg:y="18.772cm">
          <text:p text:style-name="P1"><text:span text:style-name="T1">n3/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8.976cm" svg:y1="20.804cm" svg:x2="5.476cm" svg:y2="22.471cm" draw:start-shape="id16" draw:start-glue-point="8" draw:end-shape="id13" draw:end-glue-point="4" svg:d="M8976 20804l-3500 1667" svg:viewBox="0 0 3501 1668">
          <text:p text:style-name="P1"><text:span text:style-name="T2">0</text:span></text:p>
          <text:p text:style-name="P1"><text:span text:style-name="T2"/></text:p>
        </draw:connector>
        <draw:connector draw:style-name="gr6" draw:text-style-name="P4" draw:layer="layout" draw:type="line" svg:x1="8.976cm" svg:y1="20.804cm" svg:x2="12.476cm" svg:y2="22.471cm" draw:start-shape="id16" draw:start-glue-point="8" draw:end-shape="id10" draw:end-glue-point="4" svg:d="M8976 20804l3500 1667" svg:viewBox="0 0 3501 1668">
          <text:p text:style-name="P1"><text:span text:style-name="T2">1</text:span></text:p>
          <text:p text:style-name="P1"><text:span text:style-name="T2"/></text:p>
        </draw:connector>
        <draw:custom-shape draw:style-name="gr4" draw:text-style-name="P2" draw:layer="layout" svg:width="2.413cm" svg:height="1.143cm" svg:x="14.767cm" svg:y="18.772cm">
          <text:p text:style-name="P1"><text:span text:style-name="T1">e/45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2" xml:id="id21" draw:id="id21" draw:layer="layout" svg:width="2.413cm" svg:height="1.143cm" svg:x="2.762cm" svg:y="12.916cm">
          <text:p text:style-name="P1"><text:span text:style-name="T1">a/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2" draw:id="id22" draw:layer="layout" svg:width="2.413cm" svg:height="1.143cm" svg:x="5.762cm" svg:y="12.916cm">
          <text:p text:style-name="P1"><text:span text:style-name="T1">b/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2.413cm" svg:height="1.143cm" svg:x="14.762cm" svg:y="5.772cm">
          <text:p text:style-name="P1"><text:span text:style-name="T1">e/4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2.413cm" svg:height="1.143cm" svg:x="12.762cm" svg:y="12.952cm">
          <text:p text:style-name="P1"><text:span text:style-name="T1">d/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8" draw:id="id18" draw:layer="layout" svg:width="2.413cm" svg:height="1.143cm" svg:x="9.762cm" svg:y="12.952cm">
          <text:p text:style-name="P1"><text:span text:style-name="T1">c/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2.032cm" svg:height="2.032cm" svg:x="11.46cm" svg:y="9.471cm">
          <text:p text:style-name="P1"><text:span text:style-name="T1">n1/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476cm" svg:y1="11.503cm" svg:x2="10.968cm" svg:y2="12.952cm" draw:start-shape="id17" draw:start-glue-point="8" draw:end-shape="id18" draw:end-glue-point="0" svg:d="M12476 11503l-1508 1449" svg:viewBox="0 0 1509 1450">
          <text:p text:style-name="P1"><text:span text:style-name="T2">0 <text:s text:c="4"/></text:span></text:p>
        </draw:connector>
        <draw:connector draw:style-name="gr3" draw:text-style-name="P3" draw:layer="layout" draw:type="line" svg:x1="12.476cm" svg:y1="11.503cm" svg:x2="13.968cm" svg:y2="12.952cm" draw:start-shape="id17" draw:start-glue-point="8" draw:end-shape="id19" draw:end-glue-point="0" svg:d="M12476 11503l1492 1449" svg:viewBox="0 0 1493 1450">
          <text:p text:style-name="P1"><text:span text:style-name="T2"><text:s text:c="6"/></text:span><text:span text:style-name="T2">1</text:span></text:p>
        </draw:connector>
        <draw:custom-shape draw:style-name="gr5" draw:text-style-name="P2" xml:id="id20" draw:id="id20" draw:layer="layout" svg:width="2.032cm" svg:height="2.032cm" svg:x="4.46cm" svg:y="9.471cm">
          <text:p text:style-name="P1"><text:span text:style-name="T1">n2/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5.476cm" svg:y1="11.503cm" svg:x2="3.968cm" svg:y2="12.916cm" draw:start-shape="id20" draw:start-glue-point="8" draw:end-shape="id21" draw:end-glue-point="0" svg:d="M5476 11503l-1508 1413" svg:viewBox="0 0 1509 1414">
          <text:p text:style-name="P1"><text:span text:style-name="T2">0 <text:s text:c="4"/></text:span></text:p>
        </draw:connector>
        <draw:connector draw:style-name="gr6" draw:text-style-name="P4" draw:layer="layout" draw:type="line" svg:x1="5.476cm" svg:y1="11.503cm" svg:x2="6.968cm" svg:y2="12.916cm" draw:start-shape="id20" draw:start-glue-point="8" draw:end-shape="id22" draw:end-glue-point="0" svg:d="M5476 11503l1492 1413" svg:viewBox="0 0 1493 1414">
          <text:p text:style-name="P1"><text:span text:style-name="T2"><text:s text:c="6"/></text:span><text:span text:style-name="T2">1</text:span></text:p>
        </draw:connector>
        <draw:custom-shape draw:style-name="gr5" draw:text-style-name="P2" xml:id="id23" draw:id="id23" draw:layer="layout" svg:width="2.032cm" svg:height="2.032cm" svg:x="7.96cm" svg:y="5.772cm">
          <text:p text:style-name="P1"><text:span text:style-name="T1">n3/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8.976cm" svg:y1="7.804cm" svg:x2="5.476cm" svg:y2="9.471cm" draw:start-shape="id23" draw:start-glue-point="8" draw:end-shape="id20" draw:end-glue-point="4" svg:d="M8976 7804l-3500 1667" svg:viewBox="0 0 3501 1668">
          <text:p text:style-name="P1"><text:span text:style-name="T2">0</text:span></text:p>
          <text:p text:style-name="P1"><text:span text:style-name="T2"/></text:p>
        </draw:connector>
        <draw:connector draw:style-name="gr6" draw:text-style-name="P4" draw:layer="layout" draw:type="line" svg:x1="8.976cm" svg:y1="7.804cm" svg:x2="12.476cm" svg:y2="9.471cm" draw:start-shape="id23" draw:start-glue-point="8" draw:end-shape="id17" draw:end-glue-point="4" svg:d="M8976 7804l3500 1667" svg:viewBox="0 0 3501 1668">
          <text:p text:style-name="P1"><text:span text:style-name="T2">1</text:span></text:p>
          <text:p text:style-name="P1"><text:span text:style-name="T2"/></text:p>
        </draw:connector>
        <draw:custom-shape draw:style-name="gr5" draw:text-style-name="P2" xml:id="id24" draw:id="id24" draw:layer="layout" svg:width="2.032cm" svg:height="2.032cm" svg:x="11.46cm" svg:y="2.071cm">
          <text:p text:style-name="P1"><text:span text:style-name="T1">n4/</text:span></text:p>
          <text:p text:style-name="P1"><text:span text:style-name="T1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2.476cm" svg:y1="4.103cm" svg:x2="8.976cm" svg:y2="5.772cm" draw:start-shape="id24" draw:start-glue-point="8" draw:end-shape="id23" draw:end-glue-point="4" svg:d="M12476 4103l-3500 1669" svg:viewBox="0 0 3501 1670">
          <text:p text:style-name="P1"><text:span text:style-name="T2">0</text:span></text:p>
          <text:p text:style-name="P1"><text:span text:style-name="T2"/></text:p>
        </draw:connector>
        <draw:connector draw:style-name="gr6" draw:text-style-name="P4" draw:layer="layout" draw:type="line" svg:x1="12.476cm" svg:y1="4.103cm" svg:x2="15.968cm" svg:y2="5.772cm" draw:start-shape="id24" draw:start-glue-point="8" draw:end-shape="id25" draw:end-glue-point="0" svg:d="M12476 4103l3492 1669" svg:viewBox="0 0 3493 1670">
          <text:p text:style-name="P1"><text:span text:style-name="T2">1</text:span></text:p>
          <text:p text:style-name="P1"><text:span text:style-name="T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19:45:35.557460507</meta:creation-date>
    <dc:date>2019-11-04T20:28:12.693929454</dc:date>
    <meta:editing-duration>PT1M49S</meta:editing-duration>
    <meta:editing-cycles>2</meta:editing-cycles>
    <meta:generator>LibreOffice/6.2.7.1$Linux_X86_64 LibreOffice_project/20$Build-1</meta:generator>
    <meta:document-statistic meta:object-count="50"/>
  </office:meta>
</office:document-meta>
</file>